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E1000000E1DB14785D.png"/>
  <manifest:file-entry manifest:media-type="image/png" manifest:full-path="Pictures/10000201000000C200000103D67EAB06.png"/>
  <manifest:file-entry manifest:media-type="image/png" manifest:full-path="Pictures/10000000000002120000012AD1874A43.png"/>
  <manifest:file-entry manifest:media-type="image/png" manifest:full-path="Pictures/100000000000003000000030FA07F95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solid" draw:fill-color="#c0c0c0" draw:textarea-horizontal-align="center" draw:textarea-vertical-align="middle" draw:auto-grow-height="true" draw:auto-grow-width="true" fo:min-height="0cm" fo:min-width="0cm"/>
    </style:style>
    <style:style style:name="gr6" style:family="graphic" style:parent-style-name="standard">
      <style:graphic-properties draw:fill-color="#ccffff" draw:textarea-vertical-align="top"/>
    </style:style>
    <style:style style:name="gr7" style:family="graphic" style:parent-style-name="standard">
      <style:graphic-properties draw:fill-color="#ffffcc" draw:textarea-vertical-align="middle"/>
    </style:style>
    <style:style style:name="gr8" style:family="graphic" style:parent-style-name="objectwithoutfill">
      <style:graphic-properties svg:stroke-width="0.051cm" draw:marker-start-width="0.279cm" draw:marker-end="Arrow" draw:marker-end-width="0.17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339cm"/>
    </style:style>
    <style:style style:name="gr10" style:family="graphic" style:parent-style-name="objectwithoutfill">
      <style:graphic-properties draw:marker-end="Arrow" draw:marker-end-width="0.203cm" draw:fill="none" draw:textarea-vertical-align="middle"/>
    </style:style>
    <style:style style:name="gr11" style:family="graphic" style:parent-style-name="standard">
      <style:graphic-properties draw:stroke="dash" draw:stroke-dash="Ultrafine_20_Dashed" svg:stroke-width="0.025cm" svg:stroke-color="#000000" draw:marker-start-width="0.229cm" draw:marker-end-width="0.229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12" style:family="graphic" style:parent-style-name="standard">
      <style:graphic-properties draw:stroke="dash" draw:stroke-dash="Ultrafine_20_Dashed" svg:stroke-color="#000000" draw:fill="none" draw:fill-color="#ffffff" fo:min-height="0.339cm"/>
    </style:style>
    <style:style style:name="gr13" style:family="graphic" style:parent-style-name="standard">
      <style:graphic-properties draw:stroke="dash" draw:stroke-dash="Ultrafine_20_Dashed" svg:stroke-color="#000000" draw:fill="none" draw:fill-color="#ffffff" fo:min-height="0.7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alatino" style:font-family-generic="roman" style:font-pitch="variable"/>
    </style:style>
    <style:style style:name="P3" style:family="paragraph">
      <style:paragraph-properties fo:text-align="center"/>
      <style:text-properties fo:font-family="Palatino" style:font-family-generic="roman" style:font-pitch="variable" fo:font-size="9pt" style:font-size-asian="9pt" style:font-size-complex="9pt"/>
    </style:style>
    <style:style style:name="P4" style:family="paragraph">
      <style:paragraph-properties fo:text-align="center"/>
      <style:text-properties fo:font-family="Palatino" style:font-family-generic="roman" style:font-pitch="variable" fo:font-size="6pt" style:font-size-asian="6pt" style:font-size-complex="6pt"/>
    </style:style>
    <style:style style:name="P5" style:family="paragraph">
      <style:paragraph-properties fo:text-align="center"/>
      <style:text-properties fo:font-family="Palatino" style:font-family-generic="roman" style:font-pitch="variable" fo:font-size="12pt" style:font-size-asian="12pt" style:font-size-complex="12pt"/>
    </style:style>
    <style:style style:name="P6" style:family="paragraph">
      <style:paragraph-properties fo:text-align="center"/>
      <style:text-properties fo:font-family="Palatino" style:font-family-generic="roman" style:font-pitch="variable" fo:font-size="11pt" style:font-size-asian="11pt" style:font-size-complex="11pt"/>
    </style:style>
    <style:style style:name="P7" style:family="paragraph">
      <style:paragraph-properties fo:text-align="center"/>
      <style:text-properties fo:font-family="Palatino" style:font-family-generic="roman" style:font-pitch="variable" fo:font-size="10pt" style:font-size-asian="10pt" style:font-size-complex="10pt"/>
    </style:style>
    <style:style style:name="T1" style:family="text">
      <style:text-properties fo:font-family="Palatino" style:font-family-generic="roman" style:font-pitch="variable"/>
    </style:style>
    <style:style style:name="T2" style:family="text">
      <style:text-properties fo:font-family="Palatino" style:font-family-generic="roman" style:font-pitch="variable" fo:font-size="9pt" style:font-size-asian="9pt" style:font-size-complex="9pt"/>
    </style:style>
    <style:style style:name="T3" style:family="text">
      <style:text-properties fo:font-family="Palatino" style:font-family-generic="roman" style:font-pitch="variable" fo:font-size="6pt" style:font-size-asian="6pt" style:font-size-complex="6pt"/>
    </style:style>
    <style:style style:name="T4" style:family="text">
      <style:text-properties fo:font-family="Palatino" style:font-family-generic="roman" style:font-pitch="variable" fo:font-size="12pt" style:font-size-asian="12pt" style:font-size-complex="12pt"/>
    </style:style>
    <style:style style:name="T5" style:family="text">
      <style:text-properties fo:font-family="Palatino" style:font-family-generic="roman" style:font-pitch="variable" fo:font-size="11pt" style:font-size-asian="11pt" style:font-size-complex="11pt"/>
    </style:style>
    <style:style style:name="T6" style:family="text">
      <style:text-properties fo:font-family="Palatino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42cm" svg:height="1.791cm" svg:x="1.621cm" svg:y="4.094cm">
          <draw:image xlink:href="Pictures/10000201000000C200000103D67EAB06.png" xlink:type="simple" xlink:show="embed" xlink:actuate="onLoad">
            <text:p/>
          </draw:image>
        </draw:frame>
        <draw:frame draw:style-name="gr1" draw:text-style-name="P1" draw:layer="layout" svg:width="1.384cm" svg:height="1.384cm" svg:x="1.601cm" svg:y="0.422cm">
          <draw:image xlink:href="Pictures/100000000000003000000030FA07F959.png" xlink:type="simple" xlink:show="embed" xlink:actuate="onLoad">
            <text:p/>
          </draw:image>
        </draw:frame>
        <draw:frame draw:style-name="gr1" draw:text-style-name="P1" draw:layer="layout" svg:width="1.098cm" svg:height="1.098cm" svg:x="1.738cm" svg:y="2.483cm">
          <draw:image xlink:href="Pictures/10000000000000E1000000E1DB14785D.png" xlink:type="simple" xlink:show="embed" xlink:actuate="onLoad">
            <text:p/>
          </draw:image>
        </draw:frame>
        <draw:custom-shape draw:style-name="gr2" draw:text-style-name="P1" draw:layer="layout" svg:width="0.868cm" svg:height="1.707cm" svg:x="2.957cm" svg:y="1.109cm">
          <text:p/>
          <draw:enhanced-geometry svg:viewBox="0 0 21600 21600" draw:glue-points="0 0 0 21600 21600 10800" draw:text-areas="0 ?f9 7800 ?f10" draw:type="right-brace" draw:modifiers="1800 10749.414519906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868cm" svg:height="1.957cm" svg:x="2.931cm" svg:y="3.38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926cm" svg:height="2.417cm" svg:x="6.222cm" svg:y="1.9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" draw:text-style-name="P1" draw:layer="layout" svg:x1="3.705cm" svg:y1="1.948cm" svg:x2="6.232cm" svg:y2="1.948cm">
          <text:p/>
        </draw:line>
        <draw:line draw:style-name="gr3" draw:text-style-name="P1" draw:layer="layout" svg:x1="3.69cm" svg:y1="4.368cm" svg:x2="6.217cm" svg:y2="4.368cm">
          <text:p/>
        </draw:line>
        <draw:rect draw:style-name="gr4" draw:text-style-name="P2" draw:layer="layout" svg:width="2.887cm" svg:height="1.788cm" svg:x="7.201cm" svg:y="2.237cm">
          <text:p text:style-name="P1"><text:span text:style-name="T1">energy</text:span></text:p>
          <text:p text:style-name="P1"><text:span text:style-name="T1">policy</text:span></text:p>
        </draw:rect>
        <draw:rect draw:style-name="gr4" draw:text-style-name="P3" draw:layer="layout" svg:width="1.648cm" svg:height="1.021cm" svg:x="7.751cm" svg:y="1.075cm">
          <text:p text:style-name="P1"><text:span text:style-name="T2">energy</text:span></text:p>
          <text:p text:style-name="P1"><text:span text:style-name="T2">policy</text:span></text:p>
        </draw:rect>
        <draw:rect draw:style-name="gr4" draw:text-style-name="P4" draw:layer="layout" svg:width="0.789cm" svg:height="0.489cm" svg:x="8.209cm" svg:y="0.479cm">
          <text:p text:style-name="P1"><text:span text:style-name="T3">energy</text:span></text:p>
          <text:p text:style-name="P1"><text:span text:style-name="T3">policy</text:span></text:p>
        </draw:rect>
        <draw:rect draw:style-name="gr4" draw:text-style-name="P3" draw:layer="layout" svg:width="1.648cm" svg:height="1.021cm" svg:x="7.71cm" svg:y="4.152cm">
          <text:p text:style-name="P1"><text:span text:style-name="T2">energy</text:span></text:p>
          <text:p text:style-name="P1"><text:span text:style-name="T2">policy</text:span></text:p>
        </draw:rect>
        <draw:rect draw:style-name="gr4" draw:text-style-name="P4" draw:layer="layout" svg:width="0.789cm" svg:height="0.489cm" svg:x="8.099cm" svg:y="5.314cm">
          <text:p text:style-name="P1"><text:span text:style-name="T3">energy</text:span></text:p>
          <text:p text:style-name="P1"><text:span text:style-name="T3">policy</text:span></text:p>
        </draw:rect>
        <draw:frame draw:style-name="gr5" draw:text-style-name="P5" draw:layer="layout" svg:width="2.733cm" svg:height="1.183cm" svg:x="3.743cm" svg:y="1.398cm">
          <draw:text-box>
            <text:p text:style-name="P1"><text:span text:style-name="T4">information</text:span></text:p>
            <text:p text:style-name="P1"><text:span text:style-name="T4">delivery</text:span></text:p>
          </draw:text-box>
        </draw:frame>
        <draw:frame draw:style-name="gr5" draw:text-style-name="P5" draw:layer="layout" svg:width="1.785cm" svg:height="1.183cm" svg:x="4.13cm" svg:y="3.729cm">
          <draw:text-box>
            <text:p text:style-name="P1"><text:span text:style-name="T4">energy</text:span></text:p>
            <text:p text:style-name="P1"><text:span text:style-name="T4">usage</text:span></text:p>
          </draw:text-box>
        </draw:frame>
        <draw:rect draw:style-name="gr6" draw:text-style-name="P2" draw:layer="layout" svg:width="3.556cm" svg:height="4.725cm" svg:x="12.536cm" svg:y="0.419cm">
          <text:p text:style-name="P1"><text:span text:style-name="T1">tuning</text:span></text:p>
        </draw:rect>
        <draw:rect draw:style-name="gr7" draw:text-style-name="P3" draw:layer="layout" svg:width="1.648cm" svg:height="1.021cm" svg:x="13.415cm" svg:y="1.374cm">
          <text:p text:style-name="P1"><text:span text:style-name="T2">ideal</text:span></text:p>
          <text:p text:style-name="P1"><text:span text:style-name="T2">CPU</text:span></text:p>
        </draw:rect>
        <draw:rect draw:style-name="gr7" draw:text-style-name="P3" draw:layer="layout" svg:width="1.648cm" svg:height="1.021cm" svg:x="13.404cm" svg:y="2.593cm">
          <text:p text:style-name="P1"><text:span text:style-name="T2">ideal</text:span></text:p>
          <text:p text:style-name="P1"><text:span text:style-name="T2">RAM</text:span></text:p>
        </draw:rect>
        <draw:rect draw:style-name="gr7" draw:text-style-name="P3" draw:layer="layout" svg:width="1.648cm" svg:height="1.021cm" svg:x="13.393cm" svg:y="3.811cm">
          <text:p text:style-name="P1"><text:span text:style-name="T2">ideal</text:span></text:p>
          <text:p text:style-name="P1"><text:span text:style-name="T2">radio</text:span></text:p>
        </draw:rect>
        <draw:line draw:style-name="gr8" draw:text-style-name="P6" draw:layer="layout" svg:x1="10.107cm" svg:y1="3.116cm" svg:x2="12.524cm" svg:y2="3.126cm">
          <text:p text:style-name="P1"><text:span text:style-name="T5">inefficiency</text:span></text:p>
          <text:p text:style-name="P1"><text:span text:style-name="T5">targets</text:span></text:p>
        </draw:line>
        <draw:frame draw:style-name="gr9" draw:text-style-name="P5" draw:layer="layout" svg:width="1.329cm" svg:height="0.717cm" svg:x="0.239cm" svg:y="0.799cm">
          <draw:text-box>
            <text:p text:style-name="P1"><text:span text:style-name="T4">user</text:span></text:p>
          </draw:text-box>
        </draw:frame>
        <draw:frame draw:style-name="gr9" draw:text-style-name="P5" draw:layer="layout" svg:width="1.329cm" svg:height="0.717cm" svg:x="0.24cm" svg:y="2.7cm">
          <draw:text-box>
            <text:p text:style-name="P1"><text:span text:style-name="T4">app</text:span></text:p>
          </draw:text-box>
        </draw:frame>
        <draw:frame draw:style-name="gr9" draw:text-style-name="P5" draw:layer="layout" svg:width="1.976cm" svg:height="0.717cm" svg:x="0.041cm" svg:y="4.601cm">
          <draw:text-box>
            <text:p text:style-name="P1"><text:span text:style-name="T4">device</text:span></text:p>
          </draw:text-box>
        </draw:frame>
        <draw:frame draw:style-name="gr1" draw:text-style-name="P1" draw:layer="layout" svg:width="4.386cm" svg:height="2.466cm" draw:transform="rotate (1.5707963267946) translate (16.364cm 5.029cm)">
          <draw:image xlink:href="Pictures/10000000000002120000012AD1874A43.png" xlink:type="simple" xlink:show="embed" xlink:actuate="onLoad">
            <text:p/>
          </draw:image>
        </draw:frame>
        <draw:line draw:style-name="gr10" draw:text-style-name="P1" draw:layer="layout" svg:x1="15.079cm" svg:y1="1.875cm" svg:x2="16.898cm" svg:y2="1.154cm">
          <text:p/>
        </draw:line>
        <draw:line draw:style-name="gr10" draw:text-style-name="P1" draw:layer="layout" svg:x1="15.079cm" svg:y1="1.876cm" svg:x2="17.033cm" svg:y2="1.86cm">
          <text:p/>
        </draw:line>
        <draw:line draw:style-name="gr10" draw:text-style-name="P1" draw:layer="layout" svg:x1="15.079cm" svg:y1="1.876cm" svg:x2="17.018cm" svg:y2="2.537cm">
          <text:p/>
        </draw:line>
        <draw:line draw:style-name="gr10" draw:text-style-name="P1" draw:layer="layout" svg:x1="15.049cm" svg:y1="3.153cm" svg:x2="16.898cm" svg:y2="1.155cm">
          <text:p/>
        </draw:line>
        <draw:line draw:style-name="gr10" draw:text-style-name="P1" draw:layer="layout" svg:x1="15.033cm" svg:y1="3.138cm" svg:x2="17.032cm" svg:y2="1.86cm">
          <text:p/>
        </draw:line>
        <draw:line draw:style-name="gr10" draw:text-style-name="P1" draw:layer="layout" svg:x1="15.033cm" svg:y1="3.138cm" svg:x2="17.018cm" svg:y2="2.537cm">
          <text:p/>
        </draw:line>
        <draw:frame draw:style-name="gr9" draw:text-style-name="P5" draw:layer="layout" svg:width="1.976cm" svg:height="0.717cm" svg:x="16.592cm" svg:y="0.107cm">
          <draw:text-box>
            <text:p text:style-name="P1"><text:span text:style-name="T4">devices</text:span></text:p>
          </draw:text-box>
        </draw:frame>
        <draw:line draw:style-name="gr10" draw:text-style-name="P1" draw:layer="layout" svg:x1="15.064cm" svg:y1="4.33cm" svg:x2="16.898cm" svg:y2="1.155cm">
          <text:p/>
        </draw:line>
        <draw:line draw:style-name="gr10" draw:text-style-name="P1" draw:layer="layout" svg:x1="15.079cm" svg:y1="4.33cm" svg:x2="17.032cm" svg:y2="1.86cm">
          <text:p/>
        </draw:line>
        <draw:line draw:style-name="gr10" draw:text-style-name="P1" draw:layer="layout" svg:x1="15.064cm" svg:y1="4.36cm" svg:x2="17.018cm" svg:y2="2.529cm">
          <text:p/>
        </draw:line>
        <draw:frame draw:style-name="gr9" draw:text-style-name="P7" draw:layer="layout" svg:width="5.983cm" svg:height="0.64cm" svg:x="12.899cm" svg:y="5.445cm">
          <draw:text-box>
            <text:p text:style-name="P1"><text:span text:style-name="T6">narrow waist implementations</text:span></text:p>
          </draw:text-box>
        </draw:frame>
        <draw:custom-shape draw:style-name="gr11" draw:text-style-name="P1" draw:layer="layout" svg:width="1.293cm" svg:height="2.089cm" draw:transform="rotate (-1.57079632679579) translate (17.228cm 4.149cm)">
          <text:p/>
          <draw:enhanced-geometry svg:viewBox="0 0 21600 21600" draw:glue-points="0 0 0 21600 21600 10800" draw:text-areas="0 ?f9 7800 ?f10" draw:type="right-brace" draw:modifiers="1800 16773.588516746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" draw:layer="layout" svg:width="1.275cm" svg:height="3.632cm" draw:transform="rotate (3.1415926535892) translate (13.337cm 4.762cm)">
          <text:p/>
          <draw:enhanced-geometry svg:viewBox="0 0 21600 21600" draw:glue-points="0 0 0 21600 21600 10800" draw:text-areas="0 ?f9 7800 ?f10" draw:type="right-brace" draw:modifiers="1800 18157.555739058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7" draw:layer="layout" svg:width="5.983cm" svg:height="0.64cm" svg:x="12.9cm" svg:y="5.445cm">
          <draw:text-box>
            <text:p text:style-name="P1"><text:span text:style-name="T6">narrow waist implementations</text:span></text:p>
          </draw:text-box>
        </draw:frame>
        <draw:frame draw:style-name="gr13" draw:text-style-name="P7" draw:layer="layout" svg:width="2.458cm" svg:height="1.029cm" svg:x="9.58cm" svg:y="0.982cm">
          <draw:text-box>
            <text:p text:style-name="P1"><text:span text:style-name="T6">idealized compon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ffrey Challen</meta:initial-creator>
    <meta:creation-date>2013-07-22T11:22:35</meta:creation-date>
    <dc:date>2013-07-22T13:24:49</dc:date>
    <dc:creator>Geoffrey Challen</dc:creator>
    <meta:editing-duration>PT27M20S</meta:editing-duration>
    <meta:editing-cycles>4</meta:editing-cycles>
    <meta:generator>OpenOffice.org/3.4.1$Unix OpenOffice.org_project/341m1$Build-9593</meta:generator>
    <meta:document-statistic meta:object-count="39"/>
  </office:meta>
</office:document-meta>
</file>